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11.8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font-name="Arial" style:text-underline-style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font-name="Arial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l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Flag (uint32)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/>
          <table:table-cell table:style-name="ce2"/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style-name="ce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Babb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atapa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in ea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string">
            <text:p>implant</text:p>
          </table:table-cell>
          <table:table-cell table:number-columns-repeated="1020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office:value-type="string">
            <text:p>qCoa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d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Covera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Latexified Covera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Latex-Bikin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Latex-Monokin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400">
            <text:p>400</text:p>
          </table:table-cell>
          <table:table-cell office:value-type="string">
            <text:p>Latex-Halfswimsu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500">
            <text:p>500</text:p>
          </table:table-cell>
          <table:table-cell office:value-type="string">
            <text:p>Latex-Fullswimsuite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>
            <text:p>qArmo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qBoots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qGloves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qMouth</text:p>
          </table:table-cell>
          <table:table-cell table:number-columns-repeated="2"/>
          <table:table-cell office:value-type="string">
            <text:p>Muzzl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allgag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lugGag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Gasmask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qShap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bip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Bitch-suit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Snake</text:p>
          </table:table-cell>
          <table:table-cell table:number-columns-repeated="1020"/>
        </table:table-row>
      </table:table>
      <table:table table:name="Recipes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05.01.2023</text:date>, <text:time>09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3M39S</meta:editing-duration>
    <meta:editing-cycles>22</meta:editing-cycles>
    <meta:generator>OpenOffice/4.1.11$Win32 OpenOffice.org_project/4111m1$Build-9808</meta:generator>
    <dc:date>2023-01-05T09:30:35</dc:date>
    <dc:creator>jk jk</dc:creator>
    <meta:document-statistic meta:table-count="4" meta:cell-count="46" meta:object-count="0"/>
    <meta:user-defined meta:name="Info 1"/>
    <meta:user-defined meta:name="Info 2"/>
    <meta:user-defined meta:name="Info 3"/>
    <meta:user-defined meta:name="Info 4"/>
  </office:meta>
</office:document-meta>
</file>